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4193" officeooo:paragraph-rsid="0029419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15eaa6" officeooo:paragraph-rsid="001c5d6d"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8efc4" officeooo:paragraph-rsid="001c5d6d"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dd2df" officeooo:paragraph-rsid="001c5d6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1fbfd2" officeooo:paragraph-rsid="001c5d6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d6f1d" officeooo:paragraph-rsid="001d6f1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2a9942" officeooo:paragraph-rsid="002a9942"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333b15" officeooo:paragraph-rsid="00333b15"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34ca8a" officeooo:paragraph-rsid="0034ca8a"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35ca80" officeooo:paragraph-rsid="0035ca80"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38883b" officeooo:paragraph-rsid="0038883b"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226715" officeooo:paragraph-rsid="00226715"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8572e" officeooo:paragraph-rsid="00279b61"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c8522" officeooo:paragraph-rsid="002c8522" style:font-size-asian="12pt" style:font-weight-asian="bold" style:font-size-complex="12pt" style:font-weight-complex="bold"/>
    </style:style>
    <style:style style:name="P34" style:family="paragraph" style:parent-style-name="Standard">
      <style:text-properties officeooo:rsid="003c745f" officeooo:paragraph-rsid="003038bd"/>
    </style:style>
    <style:style style:name="P35"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36"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rsid="0027ee6d" officeooo:paragraph-rsid="0038eab8"/>
    </style:style>
    <style:style style:name="P4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4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27ee6d" officeooo:paragraph-rsid="0038eab8"/>
    </style:style>
    <style:style style:name="P4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6"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47"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ad2f8" officeooo:paragraph-rsid="00441a56" style:font-size-asian="10.5pt" style:font-weight-asian="normal" style:font-size-complex="12pt" style:font-weight-complex="normal"/>
    </style:style>
    <style:style style:name="P49" style:family="paragraph" style:parent-style-name="Standard" style:list-style-name="L1">
      <style:text-properties officeooo:rsid="001cf658" officeooo:paragraph-rsid="0034ca8a"/>
    </style:style>
    <style:style style:name="P50" style:family="paragraph" style:parent-style-name="Standard" style:list-style-name="L1">
      <style:text-properties officeooo:rsid="001d9e3f" officeooo:paragraph-rsid="0034ca8a"/>
    </style:style>
    <style:style style:name="P51"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52" style:family="paragraph" style:parent-style-name="Standard" style:list-style-name="L4">
      <style:text-properties officeooo:rsid="001d6f1d" officeooo:paragraph-rsid="001d6f1d"/>
    </style:style>
    <style:style style:name="P53" style:family="paragraph" style:parent-style-name="Standard" style:list-style-name="L4">
      <style:text-properties officeooo:rsid="0025fe31" officeooo:paragraph-rsid="0025fe31"/>
    </style:style>
    <style:style style:name="P54" style:family="paragraph" style:parent-style-name="Standard" style:list-style-name="L4">
      <style:text-properties style:text-underline-style="none" officeooo:rsid="001d6f1d" officeooo:paragraph-rsid="001d6f1d"/>
    </style:style>
    <style:style style:name="P55" style:family="paragraph" style:parent-style-name="Standard" style:list-style-name="L4">
      <style:text-properties style:text-underline-style="solid" style:text-underline-width="auto" style:text-underline-color="font-color" officeooo:rsid="001d6f1d" officeooo:paragraph-rsid="001d6f1d"/>
    </style:style>
    <style:style style:name="P56"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12">ProjectLog</text:span>s System</text:p>
      <text:p text:style-name="P25">some random thoughts</text:p>
      <text:p text:style-name="P5"/>
      <text:p text:style-name="P27">Features</text:p>
      <text:list xml:id="list394172739797102489" text:style-name="L1">
        <text:list-item>
          <text:p text:style-name="P49">Log time &amp; expenses via a web form.</text:p>
        </text:list-item>
        <text:list-item>
          <text:p text:style-name="P49">Download logged data for invoices, timesheets, etc. via standard .csv files; example OpenOffice spreadsheet reports included.</text:p>
        </text:list-item>
        <text:list-item>
          <text:p text:style-name="P49">Designed for multiple staff reporting to one funding agency (most logging systems go the other way).</text:p>
        </text:list-item>
        <text:list-item>
          <text:p text:style-name="P49">Multiple projects can be logged and reported.</text:p>
        </text:list-item>
        <text:list-item>
          <text:p text:style-name="P49">Data is logged to subtask within task within project and, independently, to an general account.</text:p>
        </text:list-item>
        <text:list-item>
          <text:p text:style-name="P50">Administrative functions can be shared.</text:p>
        </text:list-item>
      </text:list>
      <text:p text:style-name="P6"/>
      <text:p text:style-name="P19">Users</text:p>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p text:style-name="P20">Permissions</text:p>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34"><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4"/>
      <text:p text:style-name="P21">Project Close Date</text:p>
      <text:p text:style-name="P8">Edit the project to prevent entering time before a given date.</text:p>
      <text:p text:style-name="P2"/>
      <text:p text:style-name="P26">Expenses</text:p>
      <text:p text:style-name="P4">The major difference in expenses vs hours is the expense type. There are three types: <text:line-break/></text:p>
      <text:list xml:id="list8367373545718491286" text:style-name="L2">
        <text:list-item>
          <text:p text:style-name="P51">Billed - these expenses are incurred in the field but come into the office to be paid.  Credit card charges and invoices, primarily.  They are not re-imburseable to the staff member.<text:line-break/></text:p>
        </text:list-item>
        <text:list-item>
          <text:p text:style-name="P51">Cash - these expenses are paid in the field, ie. they have been or will be paid by the staff member and are re-imburseable.<text:line-break/></text:p>
        </text:list-item>
        <text:list-item>
          <text:p text:style-name="P51">Mileage - The actual mileage is entered into the log page.  The system calculates the re-imburseable amount by multiplying by the mileage rate (see below) then displays that amount on the page when a new entry is accepted.  If later you want to see the actual mileage entered, hover the cursor over that amount.</text:p>
          <text:p text:style-name="P51"/>
        </text:list-item>
      </text:list>
      <text:p text:style-name="P4">The mileage rate is project dependent and is entered on the Project Edit page.  It defaults to 0.00.  Note that if the rate is later changed on the Project Edit page, that change will be reflected in the expenses <text:soft-page-break/>displayed and downloaded, ie. only the mileage is kept within the DB and the actual amount re-imbursed is always re-calculated anytime it is seen on-line. <text:line-break/></text:p>
      <text:p text:style-name="P28"><text:span text:style-name="T18">User-defined </text:span>Element Properties</text:p>
      <text:p text:style-name="P15">An element refers to a record that 'defines' the system, such as a subtask record or an account record. <text:s/>A '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4"/>
      <text:p text:style-name="P29">Preferences</text:p>
      <text:p text:style-name="P17">Some customization of the system is possible using the preferences <text:span text:style-name="T13">entered in table d10_preferences as assigned to the organization or the logged in person (by organization). <text:s/>Preferences are categorized as either 'cosmetic' or 'structural'. <text:s/>Only a superuser can change a structural preference.</text:span></text:p>
      <text:p text:style-name="P17"/>
      <text:p text:style-name="P17">“<text:span text:style-name="T19">staff”: (structural)</text:span></text:p>
      <text:p text:style-name="P39">The list of modules that respond to a menu click is internally called the “staff”, hence this name. <text:s/>This list can be modified in two ways:</text:p>
      <text:p text:style-name="P45">1. Positive:</text:p>
      <text:p text:style-name="P47">Create a new list in a custom order and including only those items specified. <text:s/>The list is &lt;staff ID 1&gt;&amp;&lt;ID2&gt;&amp;&lt;ID3&gt;&amp;… <text:s/><text:span text:style-name="T20">You can find the standard menu ID list in the module lib/staff.php.</text:span></text:p>
      <text:p text:style-name="P44">2. Negative:</text:p>
      <text:p text:style-name="P46">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43"/>
      <text:p text:style-name="P17">“<text:span text:style-name="T16">theme”: (cosmetic)</text:span></text:p>
      <text:p text:style-name="P37">Overrides the site_config “THEME” parm.</text:p>
      <text:p text:style-name="P48"/>
      <text:p text:style-name="P17">“<text:span text:style-name="T16">menu”: (cosmetic)</text:span></text:p>
      <text:p text:style-name="P39">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17"/>
      <text:p text:style-name="P18">Possible additional preferences:</text:p>
      <text:p text:style-name="P40">Week start</text:p>
      <text:p text:style-name="P42">date format</text:p>
      <text:list xml:id="list3069186675097265751" text:style-name="L3">
        <text:list-header>
          <text:p text:style-name="P56">Suspicious rate amount</text:p>
        </text:list-header>
      </text:list>
      <text:p text:style-name="P38">decimal places (currency table?)</text:p>
      <text:p text:style-name="P41"><text:span text:style-name="T15">d</text:span><text:span text:style-name="T14">ecimal point</text:span></text:p>
      <text:p text:style-name="P30"/>
      <text:p text:style-name="P31">Session State</text:p>
      <text:p text:style-name="P16">See StateMachine.odt for more info.</text:p>
      <text:p text:style-name="P2"/>
      <text:p text:style-name="P22">Site_Conf</text:p>
      <text:p text:style-name="P9"><text:soft-page-break/>Defines the “start” of the site. <text:s/>Contains configuration parameters and pointers to subsidiary configuration files.</text:p>
      <text:p text:style-name="P3"/>
      <text:p text:style-name="P32">Password Management</text:p>
      <text:p text:style-name="P10">The hashed password cannot be (easily) de-crypted. <text:s/>Hence, if a user forgets their password, the admin cannot retrieve it for them. <text:s/>The admin can create a new password, however, and relay the new to the user.</text:p>
      <text:p text:style-name="P11"/>
      <text:p text:style-name="P33">Input Integrity</text:p>
      <text:p text:style-name="P13">To prevent SQL injection, all alpha input should be scrubbed using the <text:span text:style-name="T8">COM_</text:span>input_edit() function in common.php.</text:p>
      <text:p text:style-name="P13">From Comments on User Submitted Data at www.php.net: </text:p>
      <text:p text:style-name="P35">You should not filter against known bad data, you need to white list your filters. </text:p>
      <text:p text:style-name="P36">Rather than looking for bad data, you should strip everything but what you expect because it's future proof. </text:p>
      <text:p text:style-name="P36"><text:tab/>$inputvar=substr(htmlentities($_POST['inputvar']),0,32); </text:p>
      <text:p text:style-name="P36"><text:tab/>$inputvar=preg_replace('/[^\w\.\-\&amp; ]/', '', $inputvar); </text:p>
      <text:p text:style-name="P36">Strip numbers, newlines, null characters, # and all non-printable characters, only allowing word characters(determined by locale setting), .,-, space and &amp; </text:p>
      <text:p text:style-name="P13">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
      <text:p text:style-name="P24">HTTPS and SSL</text:p>
      <text:p text:style-name="P12"/>
      <text:p text:style-name="P23">Session</text:p>
      <text:list xml:id="list2851115641868473731" text:style-name="L4">
        <text:list-item>
          <text:p text:style-name="P52">S<text:span text:style-name="T5">TATE<text:line-break/>A LIFO array/stack of serialized state objects (see lib/state.php)</text:span></text:p>
        </text:list-item>
        <text:list-item>
          <text:p text:style-name="P53">SITE_ORIGIN</text:p>
        </text:list-item>
        <text:list-item>
          <text:p text:style-name="P52">OUR_ROOT<text:line-break/><text:tab/>rarities.php<text:line-break/><text:tab/><text:span text:style-name="T4">loadMDB_csv.php</text:span></text:p>
        </text:list-item>
        <text:list-item>
          <text:p text:style-name="P52">OUR_HOST<text:line-break/> prepend.php<text:line-break/> index.php<text:line-break/> <text:span text:style-name="T3">account_edit.php (style sheets, return to main)<text:line-break/> etc.<text:line-break/> loadMDB_csv.php</text:span></text:p>
        </text:list-item>
        <text:list-item>
          <text:p text:style-name="P54">_SITE_CONF</text:p>
        </text:list-item>
        <text:list-item>
          <text:p text:style-name="P54">UserPermits</text:p>
        </text:list-item>
        <text:list-item>
          <text:p text:style-name="P54">_EVICTED_</text:p>
        </text:list-item>
        <text:list-item>
          <text:p text:style-name="P54">_EVICTED</text:p>
        </text:list-item>
        <text:list-item>
          <text:p text:style-name="P54">org_TZO</text:p>
          <text:p text:style-name="P55"/>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6-05-10T19:43:01.336055918</dc:date>
    <meta:editing-duration>P1DT24M47S</meta:editing-duration>
    <meta:editing-cycles>30</meta:editing-cycles>
    <meta:generator>LibreOffice/5.0.5.2$Linux_X86_64 LibreOffice_project/00m0$Build-2</meta:generator>
    <meta:document-statistic meta:table-count="0" meta:image-count="0" meta:object-count="0" meta:page-count="3" meta:paragraph-count="69" meta:word-count="1014" meta:character-count="6436" meta:non-whitespace-character-count="5457"/>
  </office:meta>
</office:document-meta>
</file>